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8b9" officeooo:paragraph-rsid="001158b9"/>
    </style:style>
    <style:style style:name="P2" style:family="paragraph" style:parent-style-name="Standard">
      <style:text-properties officeooo:rsid="001158b9" officeooo:paragraph-rsid="0012ce75"/>
    </style:style>
    <style:style style:name="P3" style:family="paragraph" style:parent-style-name="Standard">
      <style:text-properties officeooo:rsid="001158b9" officeooo:paragraph-rsid="00146899"/>
    </style:style>
    <style:style style:name="T1" style:family="text">
      <style:text-properties officeooo:rsid="00253880"/>
    </style:style>
    <style:style style:name="T2" style:family="text">
      <style:text-properties officeooo:rsid="0012ce75"/>
    </style:style>
    <style:style style:name="T3" style:family="text">
      <style:text-properties officeooo:rsid="00146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 <text:s text:c="2"/>0 <text:s text:c="3"/>##################################</text:p>
      <text:p text:style-name="P1">网络结构：encoder为2层trans block(head=2,deep=2)；分类器为原文MLP分类器；</text:p>
      <text:p text:style-name="P1">参数设置： <text:span text:style-name="T1">epoch=</text:span>100<text:span text:style-name="T1">，lr=1e-6，num_k=4，sample_num=180，patch_size=5</text:span>。</text:p>
      <text:p text:style-name="P1">实验结果：</text:p>
      <text:p text:style-name="Standard">Run: 0<text:tab/>val_Accuracy: 32853/53200 (61.75%)</text:p>
      <text:p text:style-name="Standard">Run: 1<text:tab/>val_Accuracy: 30943/53200 (58.16%)</text:p>
      <text:p text:style-name="Standard">Run: 2<text:tab/>val_Accuracy: 31667/53200 (59.52%)</text:p>
      <text:p text:style-name="Standard">Run: 3<text:tab/>val_Accuracy: 30495/53200 (57.32%)</text:p>
      <text:p text:style-name="Standard">Run: 4<text:tab/>val_Accuracy: 30226/53200 (56.82%)</text:p>
      <text:p text:style-name="Standard">Run: 5<text:tab/>val_Accuracy: 32468/53200 (61.03%)</text:p>
      <text:p text:style-name="Standard">Run: 6<text:tab/>val_Accuracy: 31320/53200 (58.87%)</text:p>
      <text:p text:style-name="Standard">Run: 7<text:tab/>val_Accuracy: 31956/53200 (60.07%)</text:p>
      <text:p text:style-name="Standard">Run: 8<text:tab/>val_Accuracy: 31719/53200 (59.62%)</text:p>
      <text:p text:style-name="Standard">Run: 9<text:tab/>val_Accuracy: 30399/53200 (57.14%)</text:p>
      <text:p text:style-name="Standard">RUN TIME: 4.07228</text:p>
      <text:p text:style-name="Standard">average OA: 59.03 +- 1.59</text:p>
      <text:p text:style-name="Standard">average AA: 64.13 +- 2.26</text:p>
      <text:p text:style-name="Standard">average kappa: 43.8881 +- 1.6700</text:p>
      <text:p text:style-name="Standard">accuracy for each class: </text:p>
      <text:p text:style-name="Standard">Class 0: 68.51 +- 17.41</text:p>
      <text:p text:style-name="Standard">Class 1: 84.71 +- 6.93</text:p>
      <text:p text:style-name="Standard">Class 2: 48.59 +- 4.54</text:p>
      <text:p text:style-name="Standard">Class 3: 50.00 +- 20.63</text:p>
      <text:p text:style-name="Standard">Class 4: 93.60 +- 0.93</text:p>
      <text:p text:style-name="Standard">Class 5: 51.31 +- 3.27</text:p>
      <text:p text:style-name="Standard">Class 6: 52.22 +- 12.08</text:p>
      <text:p text:style-name="Standard"/>
      <text:p text:style-name="P2">############################### <text:s text:c="2"/><text:span text:style-name="T2">1</text:span> <text:s text:c="2"/>##################################</text:p>
      <text:p text:style-name="P2">网络结构：encoder为2层trans block(head=2,deep=2)；分类器为原文MLP分类器；</text:p>
      <text:p text:style-name="P2">参数设置： <text:span text:style-name="T1">epoch=3</text:span>00<text:span text:style-name="T1">，lr=1e-6，num_k=4，sample_num=180，patch_size=5</text:span>。</text:p>
      <text:p text:style-name="P2">实验结果：</text:p>
      <text:p text:style-name="Standard">Run: 0<text:tab/>val_Accuracy: (62.58%)<text:tab/></text:p>
      <text:p text:style-name="Standard">Run: 1<text:tab/>val_Accuracy: (63.05%)<text:tab/></text:p>
      <text:p text:style-name="Standard">Run: 2<text:tab/>val_Accuracy: (56.61%)<text:tab/></text:p>
      <text:p text:style-name="Standard">Run: 3<text:tab/>val_Accuracy: (59.96%)<text:tab/></text:p>
      <text:p text:style-name="Standard">Run: 4<text:tab/>val_Accuracy: (56.96%)<text:tab/></text:p>
      <text:p text:style-name="Standard">Run: 5<text:tab/>val_Accuracy: (55.51%)<text:tab/></text:p>
      <text:p text:style-name="Standard">Run: 6<text:tab/>val_Accuracy: (64.64%)<text:tab/></text:p>
      <text:p text:style-name="Standard">Run: 7<text:tab/>val_Accuracy: (56.92%)<text:tab/></text:p>
      <text:p text:style-name="Standard">Run: 8<text:tab/>val_Accuracy: (67.10%)<text:tab/></text:p>
      <text:p text:style-name="Standard">Run: 9<text:tab/>val_Accuracy: (60.44%)<text:tab/></text:p>
      <text:p text:style-name="Standard">RUN TIME: 12.24356</text:p>
      <text:p text:style-name="Standard">average OA: 60.38 +- 3.70</text:p>
      <text:p text:style-name="Standard">average AA: 70.48 +- 2.48</text:p>
      <text:p text:style-name="Standard">average kappa: 45.6626 +- 3.8541</text:p>
      <text:p text:style-name="Standard">accuracy for each class: </text:p>
      <text:p text:style-name="Standard">Class 0: 76.20 +- 10.01</text:p>
      <text:p text:style-name="Standard">Class 1: 84.96 +- 4.58</text:p>
      <text:p text:style-name="Standard">Class 2: 53.78 +- 3.25</text:p>
      <text:p text:style-name="Standard">Class 3: 88.18 +- 9.79</text:p>
      <text:p text:style-name="Standard">Class 4: 89.97 +- 3.90</text:p>
      <text:p text:style-name="Standard">Class 5: 54.57 +- 5.17</text:p>
      <text:p text:style-name="Standard"><text:soft-page-break/>Class 6: 45.67 +- 13.97</text:p>
      <text:p text:style-name="Standard"/>
      <text:p text:style-name="P3">############################### <text:s text:c="2"/><text:span text:style-name="T3">2</text:span> <text:s text:c="2"/>##################################</text:p>
      <text:p text:style-name="P3">网络结构：</text:p>
      <text:p text:style-name="P3"><text:tab/>encoder为2层trans block(head=2,deep=2)；</text:p>
      <text:p text:style-name="P3"><text:tab/>分类器为<text:span text:style-name="T3">1层trans block(head=2,deep=1)</text:span>；</text:p>
      <text:p text:style-name="P3">参数设置： <text:span text:style-name="T1">epoch=2</text:span>00<text:span text:style-name="T1">，lr=1e-6，num_k=4，sample_num=180，patch_size=5</text:span>。</text:p>
      <text:p text:style-name="P3">实验结果：</text:p>
      <text:p text:style-name="P3">Run: 0<text:tab/>val_Accuracy: (66.81%)<text:tab/></text:p>
      <text:p text:style-name="P3">Run: 1<text:tab/>val_Accuracy: (65.29%)<text:tab/></text:p>
      <text:p text:style-name="P3">Run: 2<text:tab/>val_Accuracy: (66.51%)<text:tab/></text:p>
      <text:p text:style-name="P3">Run: 3<text:tab/>val_Accuracy: (68.21%)<text:tab/></text:p>
      <text:p text:style-name="P3">Run: 4<text:tab/>val_Accuracy: (63.30%)<text:tab/></text:p>
      <text:p text:style-name="P3">Run: 5<text:tab/>val_Accuracy: (64.13%)<text:tab/></text:p>
      <text:p text:style-name="P3">Run: 6<text:tab/>val_Accuracy: (65.52%)<text:tab/></text:p>
      <text:p text:style-name="P3">Run: 7<text:tab/>val_Accuracy: (65.80%)<text:tab/></text:p>
      <text:p text:style-name="P3">Run: 8<text:tab/>val_Accuracy: (54.69%)<text:tab/></text:p>
      <text:p text:style-name="P3">Run: 9<text:tab/>val_Accuracy: (63.27%)<text:tab/></text:p>
      <text:p text:style-name="P3">RUN TIME: 15.36323</text:p>
      <text:p text:style-name="P3">average OA: 64.35 +- 3.54</text:p>
      <text:p text:style-name="P3">average AA: 70.77 +- 4.07</text:p>
      <text:p text:style-name="P3">average kappa: 49.4200 +- 3.3644</text:p>
      <text:p text:style-name="P3">accuracy for each class: </text:p>
      <text:p text:style-name="P3">Class 0: 75.14 +- 4.52</text:p>
      <text:p text:style-name="P3">Class 1: 86.82 +- 5.78</text:p>
      <text:p text:style-name="P3">Class 2: 55.33 +- 5.09</text:p>
      <text:p text:style-name="P3">Class 3: 74.55 +- 15.37</text:p>
      <text:p text:style-name="P3">Class 4: 92.25 +- 2.10</text:p>
      <text:p text:style-name="P3">Class 5: 59.06 +- 5.50</text:p>
      <text:p text:style-name="P3">Class 6: 52.25 +- 11.07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20:44:19.661786366</meta:creation-date>
    <dc:date>2022-01-23T14:42:46.659345587</dc:date>
    <meta:editing-duration>PT16M5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437" meta:character-count="2452" meta:non-whitespace-character-count="2166"/>
  </office:meta>
</office:document-meta>
</file>